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5">
      <style:graphic-properties draw:stroke="none" draw:fill="none" draw:fill-color="#ffffff" draw:textarea-vertical-align="middle" fo:min-height="2.379cm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Welcome to CUCUG’s</text:span></text:p>
            <text:p><text:span text:style-name="T2">Linux SIG</text:span></text:p>
            <text:p>Amiga SIG</text:p>
            <text:p/>
            <text:p><text:span text:style-name="T3">Quentin Barnes</text:span></text:p>
            <text:p><text:span text:style-name="T3">October 17, 2024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miga Emulat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ny Amiga emulators for different OSes</text:p>
                <text:list>
                  <text:list-item>
                    <text:p>WinUAE, FS-UAE, Amiberry, Denise, Gekko</text:p>
                  </text:list-item>
                </text:list>
              </text:list-item>
              <text:list-item>
                <text:p>FS-UAE</text:p>
                <text:list>
                  <text:list-item>
                    <text:p>Broadly supported (Win, Mac, Linux, BSD)</text:p>
                  </text:list-item>
                  <text:list-item>
                    <text:p>Robust</text:p>
                  </text:list-item>
                  <text:list-item>
                    <text:p><text:a xlink:href="https://github.com/FrodeSolheim/fs-uae" xlink:type="simple">Source</text:a><text:s/>on GitHub (GPLv2 + custom open licens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stalling FS-UA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ownload from <text:a xlink:href="https://fs-uae.net/download" xlink:type="simple">fs-uae.net/download</text:a></text:p>
              </text:list-item>
              <text:list-item>
                <text:p>Distro packages available</text:p>
                <text:list>
                  <text:list-item>
                    <text:p>Fedora via <text:a xlink:href="https://rpmfusion.org/" xlink:type="simple">rpm-fusion</text:a><text:s/>repo</text:p>
                  </text:list-item>
                  <text:list-item>
                    <text:p>Ubuntu (broken in 22.04 &amp; 24.04 repos, 20.04 good)</text:p>
                  </text:list-item>
                  <text:list-item>
                    <text:p>Debian</text:p>
                  </text:list-item>
                </text:list>
              </text:list-item>
              <text:list-item>
                <text:p><text:a xlink:href="https://flathub.org/apps/net.fsuae.FS-UAE" xlink:type="simple">Flatpak</text:a><text:s/>(Maybe broken with AMD?)</text:p>
              </text:list-item>
            </text:list>
          </draw:text-box>
        </draw:frame>
        <draw:frame draw:style-name="gr2" draw:text-style-name="P3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i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12, Mod+f, Middle mouse click</text:p>
              </text:list-item>
              <text:list-item>
                <text:p>Amiga joystick to none for keyboard arrows</text:p>
                <text:list>
                  <text:list-item>
                    <text:p>By default, keyboard arrows emulate Amiga joystick</text:p>
                  </text:list-item>
                </text:list>
              </text:list-item>
              <text:list-item>
                <text:p>Keyboard remapping</text:p>
              </text:list-item>
              <text:list-item>
                <text:p>Set floppy speed to “Turbo”</text:p>
              </text:list-item>
              <text:list-item>
                <text:p>Mounting AmigaOS .hdf files</text:p>
                <text:list>
                  <text:list-item>
                    <text:p>mount -o loop,bs=512 -t affs &lt;mydisk&gt;.hdf /mn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btaining Kickstart RO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://www.amigaforever.com/" xlink:type="simple">www.amigaforever.com</text:a></text:p>
              </text:list-item>
              <text:list-item>
                <text:p>“Aye, Matey!”</text:p>
              </text:list-item>
              <text:list-item>
                <text:p>md5 sums</text:p>
                <text:list>
                  <text:list-item>
                    <text:p><text:a xlink:href="https://docs.libretro.com/library/puae/#" xlink:type="simple">docs.libretro.com/library/pua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lassicW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classicwb.abime.net/" xlink:type="simple">classicwb.abime.net</text:a></text:p>
              </text:list-item>
              <text:list-item>
                <text:p>Contains OS disk images for download</text:p>
              </text:list-item>
              <text:list-item>
                <text:p>Must have AmigaOS WorkBench .adf files</text:p>
                <text:list>
                  <text:list-item>
                    <text:p><text:a xlink:href="http://www.amigaforever.com/" xlink:type="simple">www.amigaforever.co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enRetr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://www.openretro.org/" xlink:type="simple">www.openretro.org</text:a></text:p>
                <text:list>
                  <text:list-item>
                    <text:p>Has database of game configuration files</text:p>
                  </text:list-item>
                  <text:list-item>
                    <text:p>Create login</text:p>
                    <text:list>
                      <text:list-item>
                        <text:p>@gmail.com and @yahoo.com emails don’t work for regist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WHDLoa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whdload.de/" xlink:type="simple">whdload.de</text:a></text:p>
              </text:list-item>
              <text:list-item>
                <text:p>Allows running of older and/or copy-prot games</text:p>
              </text:list-item>
              <text:list-item>
                <text:p><text:a xlink:href="https://www.whdownload.com/" xlink:type="simple">www.whdownload.com</text:a></text:p>
              </text:list-item>
              <text:list-item>
                <text:p>ed s:WHDLoad.prefs</text:p>
                <text:list>
                  <text:list-item>
                    <text:p>Change ";QuitKey=$5a" to "QuitKey=$46" (D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emo!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09:20:53.272741347</meta:creation-date>
    <dc:date>2024-10-17T15:23:33.106869381</dc:date>
    <meta:editing-duration>PT6H2M28S</meta:editing-duration>
    <meta:editing-cycles>22</meta:editing-cycles>
    <meta:generator>LibreOffice/7.6.7.2$Linux_X86_64 LibreOffice_project/60$Build-2</meta:generator>
    <meta:document-statistic meta:object-count="56"/>
  </office:meta>
</office:document-meta>
</file>